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2"/>
  <manifest:file-entry manifest:media-type="text/xml" manifest:full-path="styles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63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row table:style-name="ro1">
          <table:table-cell office:value-type="string">
            <text:p>Elements</text:p>
          </table:table-cell>
          <table:table-cell office:value-type="string">
            <text:p>Manual</text:p>
          </table:table-cell>
          <table:table-cell office:value-type="string">
            <text:p>EcoreUtil</text:p>
          </table:table-cell>
          <table:table-cell office:value-type="string">
            <text:p>QVTc CG</text:p>
          </table:table-cell>
          <table:table-cell office:value-type="string">
            <text:p>QVTr CG</text:p>
          </table:table-cell>
          <table:table-cell office:value-type="string">
            <text:p>QVTc Interpreted</text:p>
          </table:table-cell>
          <table:table-cell office:value-type="string">
            <text:p>ATL</text:p>
          </table:table-cell>
          <table:table-cell office:value-type="string">
            <text:p>QVTo</text:p>
          </table:table-cell>
          <table:table-cell office:value-type="string">
            <text:p>EMFTVM</text:p>
          </table:table-cell>
          <table:table-cell office:value-type="string">
            <text:p>Epsilon</text:p>
          </table:table-cell>
          <table:table-cell table:number-columns-repeated="2"/>
        </table:table-row>
        <table:table-row table:style-name="ro2">
          <table:table-cell office:value-type="float" office:value="5000">
            <text:p>5000</text:p>
          </table:table-cell>
          <table:table-cell office:value-type="float" office:value="0.006777">
            <text:p>0.006777</text:p>
          </table:table-cell>
          <table:table-cell office:value-type="float" office:value="0.062286">
            <text:p>0.062286</text:p>
          </table:table-cell>
          <table:table-cell office:value-type="float" office:value="0.646344">
            <text:p>0.646344</text:p>
          </table:table-cell>
          <table:table-cell office:value-type="float" office:value="0.490361">
            <text:p>0.490361</text:p>
          </table:table-cell>
          <table:table-cell office:value-type="float" office:value="0.704476">
            <text:p>0.704476</text:p>
          </table:table-cell>
          <table:table-cell office:value-type="float" office:value="0.891875">
            <text:p>0.891875</text:p>
          </table:table-cell>
          <table:table-cell office:value-type="float" office:value="0.830998">
            <text:p>0.830998</text:p>
          </table:table-cell>
          <table:table-cell office:value-type="float" office:value="0.364838">
            <text:p>0.364838</text:p>
          </table:table-cell>
          <table:table-cell office:value-type="float" office:value="0.139131">
            <text:p>0.139131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.000078">
            <text:p>0.000078</text:p>
          </table:table-cell>
          <table:table-cell office:value-type="float" office:value="0.000628">
            <text:p>0.000628</text:p>
          </table:table-cell>
          <table:table-cell office:value-type="float" office:value="0.000521">
            <text:p>0.000521</text:p>
          </table:table-cell>
          <table:table-cell office:value-type="float" office:value="0.000454">
            <text:p>0.000454</text:p>
          </table:table-cell>
          <table:table-cell office:value-type="float" office:value="0.002103">
            <text:p>0.002103</text:p>
          </table:table-cell>
          <table:table-cell office:value-type="float" office:value="0.01782">
            <text:p>0.01782</text:p>
          </table:table-cell>
          <table:table-cell office:value-type="float" office:value="0.003928">
            <text:p>0.003928</text:p>
          </table:table-cell>
          <table:table-cell office:value-type="float" office:value="0.002064">
            <text:p>0.002064</text:p>
          </table:table-cell>
          <table:table-cell office:value-type="float" office:value="0.001727">
            <text:p>0.001727</text:p>
          </table:table-cell>
          <table:table-cell table:number-columns-repeated="2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.000054">
            <text:p>0.000054</text:p>
          </table:table-cell>
          <table:table-cell office:value-type="float" office:value="0.000225">
            <text:p>0.000225</text:p>
          </table:table-cell>
          <table:table-cell office:value-type="float" office:value="0.000274">
            <text:p>0.000274</text:p>
          </table:table-cell>
          <table:table-cell office:value-type="float" office:value="0.000237">
            <text:p>0.000237</text:p>
          </table:table-cell>
          <table:table-cell office:value-type="float" office:value="0.002548">
            <text:p>0.002548</text:p>
          </table:table-cell>
          <table:table-cell office:value-type="float" office:value="0.012782">
            <text:p>0.012782</text:p>
          </table:table-cell>
          <table:table-cell office:value-type="float" office:value="0.003475">
            <text:p>0.003475</text:p>
          </table:table-cell>
          <table:table-cell office:value-type="float" office:value="0.001354">
            <text:p>0.001354</text:p>
          </table:table-cell>
          <table:table-cell office:value-type="float" office:value="0.002231">
            <text:p>0.002231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.000064">
            <text:p>0.000064</text:p>
          </table:table-cell>
          <table:table-cell office:value-type="float" office:value="0.000327">
            <text:p>0.000327</text:p>
          </table:table-cell>
          <table:table-cell office:value-type="float" office:value="0.000363">
            <text:p>0.000363</text:p>
          </table:table-cell>
          <table:table-cell office:value-type="float" office:value="0.000308">
            <text:p>0.000308</text:p>
          </table:table-cell>
          <table:table-cell office:value-type="float" office:value="0.001782">
            <text:p>0.001782</text:p>
          </table:table-cell>
          <table:table-cell office:value-type="float" office:value="0.012081">
            <text:p>0.012081</text:p>
          </table:table-cell>
          <table:table-cell office:value-type="float" office:value="0.002949">
            <text:p>0.002949</text:p>
          </table:table-cell>
          <table:table-cell office:value-type="float" office:value="0.002251">
            <text:p>0.002251</text:p>
          </table:table-cell>
          <table:table-cell office:value-type="float" office:value="0.002273">
            <text:p>0.002273</text:p>
          </table:table-cell>
          <table:table-cell/>
          <table:table-cell>
            <draw:frame table:end-cell-address="Sheet1.U26" table:end-x="1.29cm" table:end-y="0.115cm" draw:z-index="0" draw:style-name="gr1" draw:text-style-name="P1" svg:width="19.594cm" svg:height="9.537cm" svg:x="2.02cm" svg:y="0.062cm">
              <draw:object draw:notify-on-update-of-ranges="Sheet1.A3:Sheet1.A39 Sheet1.J1:Sheet1.J1 Sheet1.J3:Sheet1.J39 Sheet1.A3:Sheet1.A39 Sheet1.I1:Sheet1.I1 Sheet1.I3:Sheet1.I39 Sheet1.A3:Sheet1.A39 Sheet1.H1:Sheet1.H1 Sheet1.H3:Sheet1.H39 Sheet1.A3:Sheet1.A39 Sheet1.G1:Sheet1.G1 Sheet1.G3:Sheet1.G39 Sheet1.A3:Sheet1.A39 Sheet1.F1:Sheet1.F1 Sheet1.F3:Sheet1.F39 Sheet1.E1:Sheet1.E1 Sheet1.E3:Sheet1.E39 Sheet1.A3:Sheet1.A39 Sheet1.A3:Sheet1.A39 Sheet1.D1:Sheet1.D1 Sheet1.D3:Sheet1.D39 Sheet1.A3:Sheet1.A39 Sheet1.C1:Sheet1.C1 Sheet1.C3:Sheet1.C39 Sheet1.A3:Sheet1.A39 Sheet1.B1:Sheet1.B1 Sheet1.B3:Sheet1.B39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0.000071">
            <text:p>0.000071</text:p>
          </table:table-cell>
          <table:table-cell office:value-type="float" office:value="0.000459">
            <text:p>0.000459</text:p>
          </table:table-cell>
          <table:table-cell office:value-type="float" office:value="0.000337">
            <text:p>0.000337</text:p>
          </table:table-cell>
          <table:table-cell office:value-type="float" office:value="0.000316">
            <text:p>0.000316</text:p>
          </table:table-cell>
          <table:table-cell office:value-type="float" office:value="0.003868">
            <text:p>0.003868</text:p>
          </table:table-cell>
          <table:table-cell office:value-type="float" office:value="0.01143">
            <text:p>0.01143</text:p>
          </table:table-cell>
          <table:table-cell office:value-type="float" office:value="0.004245">
            <text:p>0.004245</text:p>
          </table:table-cell>
          <table:table-cell office:value-type="float" office:value="0.001814">
            <text:p>0.001814</text:p>
          </table:table-cell>
          <table:table-cell office:value-type="float" office:value="0.002069">
            <text:p>0.002069</text:p>
          </table:table-cell>
          <table:table-cell table:number-columns-repeated="2"/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0.000089">
            <text:p>0.000089</text:p>
          </table:table-cell>
          <table:table-cell office:value-type="float" office:value="0.000449">
            <text:p>0.000449</text:p>
          </table:table-cell>
          <table:table-cell office:value-type="float" office:value="0.000286">
            <text:p>0.000286</text:p>
          </table:table-cell>
          <table:table-cell office:value-type="float" office:value="0.000265">
            <text:p>0.000265</text:p>
          </table:table-cell>
          <table:table-cell office:value-type="float" office:value="0.003427">
            <text:p>0.003427</text:p>
          </table:table-cell>
          <table:table-cell office:value-type="float" office:value="0.010513">
            <text:p>0.010513</text:p>
          </table:table-cell>
          <table:table-cell office:value-type="float" office:value="0.005984">
            <text:p>0.005984</text:p>
          </table:table-cell>
          <table:table-cell office:value-type="float" office:value="0.002007">
            <text:p>0.002007</text:p>
          </table:table-cell>
          <table:table-cell office:value-type="float" office:value="0.002862">
            <text:p>0.002862</text:p>
          </table:table-cell>
          <table:table-cell table:number-columns-repeated="2"/>
        </table:table-row>
        <table:table-row table:style-name="ro2">
          <table:table-cell office:value-type="float" office:value="68">
            <text:p>68</text:p>
          </table:table-cell>
          <table:table-cell office:value-type="float" office:value="0.000108">
            <text:p>0.000108</text:p>
          </table:table-cell>
          <table:table-cell office:value-type="float" office:value="0.000237">
            <text:p>0.000237</text:p>
          </table:table-cell>
          <table:table-cell office:value-type="float" office:value="0.000453">
            <text:p>0.000453</text:p>
          </table:table-cell>
          <table:table-cell office:value-type="float" office:value="0.000301">
            <text:p>0.000301</text:p>
          </table:table-cell>
          <table:table-cell office:value-type="float" office:value="0.00545">
            <text:p>0.00545</text:p>
          </table:table-cell>
          <table:table-cell office:value-type="float" office:value="0.013007">
            <text:p>0.013007</text:p>
          </table:table-cell>
          <table:table-cell office:value-type="float" office:value="0.00542">
            <text:p>0.00542</text:p>
          </table:table-cell>
          <table:table-cell office:value-type="float" office:value="0.001952">
            <text:p>0.001952</text:p>
          </table:table-cell>
          <table:table-cell office:value-type="float" office:value="0.004495">
            <text:p>0.004495</text:p>
          </table:table-cell>
          <table:table-cell table:number-columns-repeated="2"/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0.000191">
            <text:p>0.000191</text:p>
          </table:table-cell>
          <table:table-cell office:value-type="float" office:value="0.000323">
            <text:p>0.000323</text:p>
          </table:table-cell>
          <table:table-cell office:value-type="float" office:value="0.002809">
            <text:p>0.002809</text:p>
          </table:table-cell>
          <table:table-cell office:value-type="float" office:value="0.000365">
            <text:p>0.000365</text:p>
          </table:table-cell>
          <table:table-cell office:value-type="float" office:value="0.005419">
            <text:p>0.005419</text:p>
          </table:table-cell>
          <table:table-cell office:value-type="float" office:value="0.011277">
            <text:p>0.011277</text:p>
          </table:table-cell>
          <table:table-cell office:value-type="float" office:value="0.007434">
            <text:p>0.007434</text:p>
          </table:table-cell>
          <table:table-cell office:value-type="float" office:value="0.002579">
            <text:p>0.002579</text:p>
          </table:table-cell>
          <table:table-cell office:value-type="float" office:value="0.005924">
            <text:p>0.005924</text:p>
          </table:table-cell>
          <table:table-cell table:number-columns-repeated="2"/>
        </table:table-row>
        <table:table-row table:style-name="ro2">
          <table:table-cell office:value-type="float" office:value="147">
            <text:p>147</text:p>
          </table:table-cell>
          <table:table-cell office:value-type="float" office:value="0.000273">
            <text:p>0.000273</text:p>
          </table:table-cell>
          <table:table-cell office:value-type="float" office:value="0.000358">
            <text:p>0.000358</text:p>
          </table:table-cell>
          <table:table-cell office:value-type="float" office:value="0.001585">
            <text:p>0.001585</text:p>
          </table:table-cell>
          <table:table-cell office:value-type="float" office:value="0.000857">
            <text:p>0.000857</text:p>
          </table:table-cell>
          <table:table-cell office:value-type="float" office:value="0.009879">
            <text:p>0.009879</text:p>
          </table:table-cell>
          <table:table-cell office:value-type="float" office:value="0.010377">
            <text:p>0.010377</text:p>
          </table:table-cell>
          <table:table-cell office:value-type="float" office:value="0.012813">
            <text:p>0.012813</text:p>
          </table:table-cell>
          <table:table-cell office:value-type="float" office:value="0.007747">
            <text:p>0.007747</text:p>
          </table:table-cell>
          <table:table-cell office:value-type="float" office:value="0.007107">
            <text:p>0.007107</text:p>
          </table:table-cell>
          <table:table-cell table:number-columns-repeated="2"/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0.000293">
            <text:p>0.000293</text:p>
          </table:table-cell>
          <table:table-cell office:value-type="float" office:value="0.000356">
            <text:p>0.000356</text:p>
          </table:table-cell>
          <table:table-cell office:value-type="float" office:value="0.00125">
            <text:p>0.00125</text:p>
          </table:table-cell>
          <table:table-cell office:value-type="float" office:value="0.001424">
            <text:p>0.001424</text:p>
          </table:table-cell>
          <table:table-cell office:value-type="float" office:value="0.009379">
            <text:p>0.009379</text:p>
          </table:table-cell>
          <table:table-cell office:value-type="float" office:value="0.011953">
            <text:p>0.011953</text:p>
          </table:table-cell>
          <table:table-cell office:value-type="float" office:value="0.015796">
            <text:p>0.015796</text:p>
          </table:table-cell>
          <table:table-cell office:value-type="float" office:value="0.006907">
            <text:p>0.006907</text:p>
          </table:table-cell>
          <table:table-cell office:value-type="float" office:value="0.007354">
            <text:p>0.007354</text:p>
          </table:table-cell>
          <table:table-cell table:number-columns-repeated="2"/>
        </table:table-row>
        <table:table-row table:style-name="ro2">
          <table:table-cell office:value-type="float" office:value="316">
            <text:p>316</text:p>
          </table:table-cell>
          <table:table-cell office:value-type="float" office:value="0.000283">
            <text:p>0.000283</text:p>
          </table:table-cell>
          <table:table-cell office:value-type="float" office:value="0.000446">
            <text:p>0.000446</text:p>
          </table:table-cell>
          <table:table-cell office:value-type="float" office:value="0.000738">
            <text:p>0.000738</text:p>
          </table:table-cell>
          <table:table-cell office:value-type="float" office:value="0.000804">
            <text:p>0.000804</text:p>
          </table:table-cell>
          <table:table-cell office:value-type="float" office:value="0.014308">
            <text:p>0.014308</text:p>
          </table:table-cell>
          <table:table-cell office:value-type="float" office:value="0.012851">
            <text:p>0.012851</text:p>
          </table:table-cell>
          <table:table-cell office:value-type="float" office:value="0.019601">
            <text:p>0.019601</text:p>
          </table:table-cell>
          <table:table-cell office:value-type="float" office:value="0.007028">
            <text:p>0.007028</text:p>
          </table:table-cell>
          <table:table-cell office:value-type="float" office:value="0.008866">
            <text:p>0.008866</text:p>
          </table:table-cell>
          <table:table-cell table:number-columns-repeated="2"/>
        </table:table-row>
        <table:table-row table:style-name="ro2">
          <table:table-cell office:value-type="float" office:value="464">
            <text:p>464</text:p>
          </table:table-cell>
          <table:table-cell office:value-type="float" office:value="0.000419">
            <text:p>0.000419</text:p>
          </table:table-cell>
          <table:table-cell office:value-type="float" office:value="0.000667">
            <text:p>0.000667</text:p>
          </table:table-cell>
          <table:table-cell office:value-type="float" office:value="0.000985">
            <text:p>0.000985</text:p>
          </table:table-cell>
          <table:table-cell office:value-type="float" office:value="0.001047">
            <text:p>0.001047</text:p>
          </table:table-cell>
          <table:table-cell office:value-type="float" office:value="0.019425">
            <text:p>0.019425</text:p>
          </table:table-cell>
          <table:table-cell office:value-type="float" office:value="0.018298">
            <text:p>0.018298</text:p>
          </table:table-cell>
          <table:table-cell office:value-type="float" office:value="0.030483">
            <text:p>0.030483</text:p>
          </table:table-cell>
          <table:table-cell office:value-type="float" office:value="0.010032">
            <text:p>0.010032</text:p>
          </table:table-cell>
          <table:table-cell office:value-type="float" office:value="0.015983">
            <text:p>0.015983</text:p>
          </table:table-cell>
          <table:table-cell table:number-columns-repeated="2"/>
        </table:table-row>
        <table:table-row table:style-name="ro2">
          <table:table-cell office:value-type="float" office:value="681">
            <text:p>681</text:p>
          </table:table-cell>
          <table:table-cell office:value-type="float" office:value="0.000544">
            <text:p>0.000544</text:p>
          </table:table-cell>
          <table:table-cell office:value-type="float" office:value="0.000946">
            <text:p>0.000946</text:p>
          </table:table-cell>
          <table:table-cell office:value-type="float" office:value="0.001632">
            <text:p>0.001632</text:p>
          </table:table-cell>
          <table:table-cell office:value-type="float" office:value="0.001283">
            <text:p>0.001283</text:p>
          </table:table-cell>
          <table:table-cell office:value-type="float" office:value="0.027704">
            <text:p>0.027704</text:p>
          </table:table-cell>
          <table:table-cell office:value-type="float" office:value="0.023748">
            <text:p>0.023748</text:p>
          </table:table-cell>
          <table:table-cell office:value-type="float" office:value="0.052062">
            <text:p>0.052062</text:p>
          </table:table-cell>
          <table:table-cell office:value-type="float" office:value="0.012797">
            <text:p>0.012797</text:p>
          </table:table-cell>
          <table:table-cell office:value-type="float" office:value="0.021371">
            <text:p>0.021371</text:p>
          </table:table-cell>
          <table:table-cell table:number-columns-repeated="2"/>
        </table:table-row>
        <table:table-row table:style-name="ro2">
          <table:table-cell office:value-type="float" office:value="1000">
            <text:p>1000</text:p>
          </table:table-cell>
          <table:table-cell office:value-type="float" office:value="0.000872">
            <text:p>0.000872</text:p>
          </table:table-cell>
          <table:table-cell office:value-type="float" office:value="0.001466">
            <text:p>0.001466</text:p>
          </table:table-cell>
          <table:table-cell office:value-type="float" office:value="0.001723">
            <text:p>0.001723</text:p>
          </table:table-cell>
          <table:table-cell office:value-type="float" office:value="0.001627">
            <text:p>0.001627</text:p>
          </table:table-cell>
          <table:table-cell office:value-type="float" office:value="0.044065">
            <text:p>0.044065</text:p>
          </table:table-cell>
          <table:table-cell office:value-type="float" office:value="0.021512">
            <text:p>0.021512</text:p>
          </table:table-cell>
          <table:table-cell office:value-type="float" office:value="0.061875">
            <text:p>0.061875</text:p>
          </table:table-cell>
          <table:table-cell office:value-type="float" office:value="0.015626">
            <text:p>0.015626</text:p>
          </table:table-cell>
          <table:table-cell table:number-columns-repeated="3"/>
        </table:table-row>
        <table:table-row table:style-name="ro2">
          <table:table-cell office:value-type="float" office:value="1468">
            <text:p>1468</text:p>
          </table:table-cell>
          <table:table-cell office:value-type="float" office:value="0.001235">
            <text:p>0.001235</text:p>
          </table:table-cell>
          <table:table-cell office:value-type="float" office:value="0.00189">
            <text:p>0.00189</text:p>
          </table:table-cell>
          <table:table-cell office:value-type="float" office:value="0.001868">
            <text:p>0.001868</text:p>
          </table:table-cell>
          <table:table-cell office:value-type="float" office:value="0.002075">
            <text:p>0.002075</text:p>
          </table:table-cell>
          <table:table-cell office:value-type="float" office:value="0.054059">
            <text:p>0.054059</text:p>
          </table:table-cell>
          <table:table-cell office:value-type="float" office:value="0.027098">
            <text:p>0.027098</text:p>
          </table:table-cell>
          <table:table-cell office:value-type="float" office:value="0.100434">
            <text:p>0.100434</text:p>
          </table:table-cell>
          <table:table-cell office:value-type="float" office:value="0.018557">
            <text:p>0.018557</text:p>
          </table:table-cell>
          <table:table-cell table:number-columns-repeated="3"/>
        </table:table-row>
        <table:table-row table:style-name="ro2">
          <table:table-cell office:value-type="float" office:value="2154">
            <text:p>2154</text:p>
          </table:table-cell>
          <table:table-cell office:value-type="float" office:value="0.00179">
            <text:p>0.00179</text:p>
          </table:table-cell>
          <table:table-cell office:value-type="float" office:value="0.002537">
            <text:p>0.002537</text:p>
          </table:table-cell>
          <table:table-cell office:value-type="float" office:value="0.0028">
            <text:p>0.0028</text:p>
          </table:table-cell>
          <table:table-cell office:value-type="float" office:value="0.002456">
            <text:p>0.002456</text:p>
          </table:table-cell>
          <table:table-cell office:value-type="float" office:value="0.075785">
            <text:p>0.075785</text:p>
          </table:table-cell>
          <table:table-cell office:value-type="float" office:value="0.031049">
            <text:p>0.031049</text:p>
          </table:table-cell>
          <table:table-cell office:value-type="float" office:value="0.147049">
            <text:p>0.147049</text:p>
          </table:table-cell>
          <table:table-cell office:value-type="float" office:value="0.022414">
            <text:p>0.022414</text:p>
          </table:table-cell>
          <table:table-cell table:number-columns-repeated="3"/>
        </table:table-row>
        <table:table-row table:style-name="ro2">
          <table:table-cell office:value-type="float" office:value="3162">
            <text:p>3162</text:p>
          </table:table-cell>
          <table:table-cell office:value-type="float" office:value="0.002348">
            <text:p>0.002348</text:p>
          </table:table-cell>
          <table:table-cell office:value-type="float" office:value="0.003946">
            <text:p>0.003946</text:p>
          </table:table-cell>
          <table:table-cell office:value-type="float" office:value="0.00811">
            <text:p>0.00811</text:p>
          </table:table-cell>
          <table:table-cell office:value-type="float" office:value="0.003368">
            <text:p>0.003368</text:p>
          </table:table-cell>
          <table:table-cell office:value-type="float" office:value="0.105504">
            <text:p>0.105504</text:p>
          </table:table-cell>
          <table:table-cell office:value-type="float" office:value="0.044349">
            <text:p>0.044349</text:p>
          </table:table-cell>
          <table:table-cell office:value-type="float" office:value="0.166772">
            <text:p>0.166772</text:p>
          </table:table-cell>
          <table:table-cell office:value-type="float" office:value="0.028903">
            <text:p>0.028903</text:p>
          </table:table-cell>
          <table:table-cell table:number-columns-repeated="3"/>
        </table:table-row>
        <table:table-row table:style-name="ro2">
          <table:table-cell office:value-type="float" office:value="4642">
            <text:p>4642</text:p>
          </table:table-cell>
          <table:table-cell office:value-type="float" office:value="0.003288">
            <text:p>0.003288</text:p>
          </table:table-cell>
          <table:table-cell office:value-type="float" office:value="0.004959">
            <text:p>0.004959</text:p>
          </table:table-cell>
          <table:table-cell office:value-type="float" office:value="0.003635">
            <text:p>0.003635</text:p>
          </table:table-cell>
          <table:table-cell office:value-type="float" office:value="0.002845">
            <text:p>0.002845</text:p>
          </table:table-cell>
          <table:table-cell office:value-type="float" office:value="0.152562">
            <text:p>0.152562</text:p>
          </table:table-cell>
          <table:table-cell office:value-type="float" office:value="0.062006">
            <text:p>0.062006</text:p>
          </table:table-cell>
          <table:table-cell office:value-type="float" office:value="0.201799">
            <text:p>0.201799</text:p>
          </table:table-cell>
          <table:table-cell office:value-type="float" office:value="0.043198">
            <text:p>0.043198</text:p>
          </table:table-cell>
          <table:table-cell table:number-columns-repeated="3"/>
        </table:table-row>
        <table:table-row table:style-name="ro2">
          <table:table-cell office:value-type="float" office:value="6813">
            <text:p>6813</text:p>
          </table:table-cell>
          <table:table-cell office:value-type="float" office:value="0.004713">
            <text:p>0.004713</text:p>
          </table:table-cell>
          <table:table-cell office:value-type="float" office:value="0.00773">
            <text:p>0.00773</text:p>
          </table:table-cell>
          <table:table-cell office:value-type="float" office:value="0.004662">
            <text:p>0.004662</text:p>
          </table:table-cell>
          <table:table-cell office:value-type="float" office:value="0.004343">
            <text:p>0.004343</text:p>
          </table:table-cell>
          <table:table-cell office:value-type="float" office:value="0.252904">
            <text:p>0.252904</text:p>
          </table:table-cell>
          <table:table-cell office:value-type="float" office:value="0.096803">
            <text:p>0.096803</text:p>
          </table:table-cell>
          <table:table-cell office:value-type="float" office:value="0.255587">
            <text:p>0.255587</text:p>
          </table:table-cell>
          <table:table-cell office:value-type="float" office:value="0.068401">
            <text:p>0.068401</text:p>
          </table:table-cell>
          <table:table-cell table:number-columns-repeated="3"/>
        </table:table-row>
        <table:table-row table:style-name="ro2">
          <table:table-cell office:value-type="float" office:value="10000">
            <text:p>10000</text:p>
          </table:table-cell>
          <table:table-cell office:value-type="float" office:value="0.00611">
            <text:p>0.00611</text:p>
          </table:table-cell>
          <table:table-cell office:value-type="float" office:value="0.009673">
            <text:p>0.009673</text:p>
          </table:table-cell>
          <table:table-cell office:value-type="float" office:value="0.006287">
            <text:p>0.006287</text:p>
          </table:table-cell>
          <table:table-cell office:value-type="float" office:value="0.005299">
            <text:p>0.005299</text:p>
          </table:table-cell>
          <table:table-cell office:value-type="float" office:value="0.332012">
            <text:p>0.332012</text:p>
          </table:table-cell>
          <table:table-cell office:value-type="float" office:value="0.130795">
            <text:p>0.130795</text:p>
          </table:table-cell>
          <table:table-cell office:value-type="float" office:value="0.325311">
            <text:p>0.325311</text:p>
          </table:table-cell>
          <table:table-cell office:value-type="float" office:value="0.113941">
            <text:p>0.113941</text:p>
          </table:table-cell>
          <table:table-cell table:number-columns-repeated="3"/>
        </table:table-row>
        <table:table-row table:style-name="ro2">
          <table:table-cell office:value-type="float" office:value="14678">
            <text:p>14678</text:p>
          </table:table-cell>
          <table:table-cell office:value-type="float" office:value="0.007706">
            <text:p>0.007706</text:p>
          </table:table-cell>
          <table:table-cell office:value-type="float" office:value="0.013675">
            <text:p>0.013675</text:p>
          </table:table-cell>
          <table:table-cell office:value-type="float" office:value="0.007566">
            <text:p>0.007566</text:p>
          </table:table-cell>
          <table:table-cell office:value-type="float" office:value="0.008633">
            <text:p>0.008633</text:p>
          </table:table-cell>
          <table:table-cell office:value-type="float" office:value="0.487267">
            <text:p>0.487267</text:p>
          </table:table-cell>
          <table:table-cell office:value-type="float" office:value="0.19829">
            <text:p>0.19829</text:p>
          </table:table-cell>
          <table:table-cell office:value-type="float" office:value="0.439964">
            <text:p>0.439964</text:p>
          </table:table-cell>
          <table:table-cell office:value-type="float" office:value="0.192371">
            <text:p>0.192371</text:p>
          </table:table-cell>
          <table:table-cell table:number-columns-repeated="3"/>
        </table:table-row>
        <table:table-row table:style-name="ro2">
          <table:table-cell office:value-type="float" office:value="21544">
            <text:p>21544</text:p>
          </table:table-cell>
          <table:table-cell office:value-type="float" office:value="0.012329">
            <text:p>0.012329</text:p>
          </table:table-cell>
          <table:table-cell office:value-type="float" office:value="0.02757">
            <text:p>0.02757</text:p>
          </table:table-cell>
          <table:table-cell office:value-type="float" office:value="0.010761">
            <text:p>0.010761</text:p>
          </table:table-cell>
          <table:table-cell office:value-type="float" office:value="0.012671">
            <text:p>0.012671</text:p>
          </table:table-cell>
          <table:table-cell office:value-type="float" office:value="0.713484">
            <text:p>0.713484</text:p>
          </table:table-cell>
          <table:table-cell office:value-type="float" office:value="0.324438">
            <text:p>0.324438</text:p>
          </table:table-cell>
          <table:table-cell office:value-type="float" office:value="0.55687">
            <text:p>0.55687</text:p>
          </table:table-cell>
          <table:table-cell office:value-type="float" office:value="0.33502">
            <text:p>0.33502</text:p>
          </table:table-cell>
          <table:table-cell table:number-columns-repeated="3"/>
        </table:table-row>
        <table:table-row table:style-name="ro2">
          <table:table-cell office:value-type="float" office:value="31623">
            <text:p>31623</text:p>
          </table:table-cell>
          <table:table-cell office:value-type="float" office:value="0.00939">
            <text:p>0.00939</text:p>
          </table:table-cell>
          <table:table-cell office:value-type="float" office:value="0.023618">
            <text:p>0.023618</text:p>
          </table:table-cell>
          <table:table-cell office:value-type="float" office:value="0.017701">
            <text:p>0.017701</text:p>
          </table:table-cell>
          <table:table-cell office:value-type="float" office:value="0.02165">
            <text:p>0.02165</text:p>
          </table:table-cell>
          <table:table-cell office:value-type="float" office:value="1.057551">
            <text:p>1.057551</text:p>
          </table:table-cell>
          <table:table-cell office:value-type="float" office:value="0.565004">
            <text:p>0.565004</text:p>
          </table:table-cell>
          <table:table-cell office:value-type="float" office:value="0.807043">
            <text:p>0.807043</text:p>
          </table:table-cell>
          <table:table-cell office:value-type="float" office:value="0.602036">
            <text:p>0.602036</text:p>
          </table:table-cell>
          <table:table-cell table:number-columns-repeated="3"/>
        </table:table-row>
        <table:table-row table:style-name="ro2">
          <table:table-cell office:value-type="float" office:value="46416">
            <text:p>46416</text:p>
          </table:table-cell>
          <table:table-cell office:value-type="float" office:value="0.016824">
            <text:p>0.016824</text:p>
          </table:table-cell>
          <table:table-cell office:value-type="float" office:value="0.030923">
            <text:p>0.030923</text:p>
          </table:table-cell>
          <table:table-cell office:value-type="float" office:value="0.028716">
            <text:p>0.028716</text:p>
          </table:table-cell>
          <table:table-cell office:value-type="float" office:value="0.032093">
            <text:p>0.032093</text:p>
          </table:table-cell>
          <table:table-cell office:value-type="float" office:value="1.572054">
            <text:p>1.572054</text:p>
          </table:table-cell>
          <table:table-cell office:value-type="float" office:value="0.854331">
            <text:p>0.854331</text:p>
          </table:table-cell>
          <table:table-cell office:value-type="float" office:value="1.287038">
            <text:p>1.287038</text:p>
          </table:table-cell>
          <table:table-cell office:value-type="float" office:value="1.190487">
            <text:p>1.190487</text:p>
          </table:table-cell>
          <table:table-cell table:number-columns-repeated="3"/>
        </table:table-row>
        <table:table-row table:style-name="ro2">
          <table:table-cell office:value-type="float" office:value="68129">
            <text:p>68129</text:p>
          </table:table-cell>
          <table:table-cell office:value-type="float" office:value="0.01691">
            <text:p>0.01691</text:p>
          </table:table-cell>
          <table:table-cell office:value-type="float" office:value="0.058919">
            <text:p>0.058919</text:p>
          </table:table-cell>
          <table:table-cell office:value-type="float" office:value="0.04465">
            <text:p>0.04465</text:p>
          </table:table-cell>
          <table:table-cell office:value-type="float" office:value="0.052274">
            <text:p>0.052274</text:p>
          </table:table-cell>
          <table:table-cell office:value-type="float" office:value="2.326066">
            <text:p>2.326066</text:p>
          </table:table-cell>
          <table:table-cell office:value-type="float" office:value="1.589156">
            <text:p>1.589156</text:p>
          </table:table-cell>
          <table:table-cell office:value-type="float" office:value="3.705279">
            <text:p>3.705279</text:p>
          </table:table-cell>
          <table:table-cell office:value-type="float" office:value="2.428924">
            <text:p>2.428924</text:p>
          </table:table-cell>
          <table:table-cell table:number-columns-repeated="3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0.025158">
            <text:p>0.025158</text:p>
          </table:table-cell>
          <table:table-cell office:value-type="float" office:value="0.07588">
            <text:p>0.07588</text:p>
          </table:table-cell>
          <table:table-cell office:value-type="float" office:value="0.0738">
            <text:p>0.0738</text:p>
          </table:table-cell>
          <table:table-cell office:value-type="float" office:value="0.096696">
            <text:p>0.096696</text:p>
          </table:table-cell>
          <table:table-cell office:value-type="float" office:value="3.355049">
            <text:p>3.355049</text:p>
          </table:table-cell>
          <table:table-cell office:value-type="float" office:value="2.71216">
            <text:p>2.71216</text:p>
          </table:table-cell>
          <table:table-cell office:value-type="float" office:value="5.721124">
            <text:p>5.721124</text:p>
          </table:table-cell>
          <table:table-cell office:value-type="float" office:value="4.860449">
            <text:p>4.860449</text:p>
          </table:table-cell>
          <table:table-cell table:number-columns-repeated="3"/>
        </table:table-row>
        <table:table-row table:style-name="ro2">
          <table:table-cell office:value-type="float" office:value="146780">
            <text:p>146780</text:p>
          </table:table-cell>
          <table:table-cell office:value-type="float" office:value="0.038561">
            <text:p>0.038561</text:p>
          </table:table-cell>
          <table:table-cell office:value-type="float" office:value="0.121006">
            <text:p>0.121006</text:p>
          </table:table-cell>
          <table:table-cell office:value-type="float" office:value="0.11076">
            <text:p>0.11076</text:p>
          </table:table-cell>
          <table:table-cell office:value-type="float" office:value="0.131274">
            <text:p>0.131274</text:p>
          </table:table-cell>
          <table:table-cell office:value-type="float" office:value="5.020766">
            <text:p>5.020766</text:p>
          </table:table-cell>
          <table:table-cell office:value-type="float" office:value="4.985502">
            <text:p>4.985502</text:p>
          </table:table-cell>
          <table:table-cell office:value-type="float" office:value="7.460766">
            <text:p>7.460766</text:p>
          </table:table-cell>
          <table:table-cell office:value-type="float" office:value="11.473005">
            <text:p>11.473005</text:p>
          </table:table-cell>
          <table:table-cell table:number-columns-repeated="3"/>
        </table:table-row>
        <table:table-row table:style-name="ro2">
          <table:table-cell office:value-type="float" office:value="215443">
            <text:p>215443</text:p>
          </table:table-cell>
          <table:table-cell office:value-type="float" office:value="0.057965">
            <text:p>0.057965</text:p>
          </table:table-cell>
          <table:table-cell office:value-type="float" office:value="0.194049">
            <text:p>0.194049</text:p>
          </table:table-cell>
          <table:table-cell office:value-type="float" office:value="0.170124">
            <text:p>0.170124</text:p>
          </table:table-cell>
          <table:table-cell office:value-type="float" office:value="0.218555">
            <text:p>0.218555</text:p>
          </table:table-cell>
          <table:table-cell office:value-type="float" office:value="7.283819">
            <text:p>7.283819</text:p>
          </table:table-cell>
          <table:table-cell office:value-type="float" office:value="11.637983">
            <text:p>11.637983</text:p>
          </table:table-cell>
          <table:table-cell office:value-type="float" office:value="15.6737">
            <text:p>15.6737</text:p>
          </table:table-cell>
          <table:table-cell office:value-type="float" office:value="20.876081">
            <text:p>20.876081</text:p>
          </table:table-cell>
          <table:table-cell table:number-columns-repeated="3"/>
        </table:table-row>
        <table:table-row table:style-name="ro2">
          <table:table-cell office:value-type="float" office:value="316228">
            <text:p>316228</text:p>
          </table:table-cell>
          <table:table-cell office:value-type="float" office:value="0.088441">
            <text:p>0.088441</text:p>
          </table:table-cell>
          <table:table-cell office:value-type="float" office:value="0.280898">
            <text:p>0.280898</text:p>
          </table:table-cell>
          <table:table-cell office:value-type="float" office:value="0.291255">
            <text:p>0.291255</text:p>
          </table:table-cell>
          <table:table-cell office:value-type="float" office:value="0.319318">
            <text:p>0.319318</text:p>
          </table:table-cell>
          <table:table-cell office:value-type="float" office:value="11.469196">
            <text:p>11.469196</text:p>
          </table:table-cell>
          <table:table-cell office:value-type="float" office:value="19.070443">
            <text:p>19.070443</text:p>
          </table:table-cell>
          <table:table-cell office:value-type="float" office:value="29.277031">
            <text:p>29.277031</text:p>
          </table:table-cell>
          <table:table-cell office:value-type="float" office:value="43.647774">
            <text:p>43.647774</text:p>
          </table:table-cell>
          <table:table-cell table:number-columns-repeated="3"/>
        </table:table-row>
        <table:table-row table:style-name="ro2">
          <table:table-cell office:value-type="float" office:value="464159">
            <text:p>464159</text:p>
          </table:table-cell>
          <table:table-cell office:value-type="float" office:value="0.159333">
            <text:p>0.159333</text:p>
          </table:table-cell>
          <table:table-cell office:value-type="float" office:value="0.39062">
            <text:p>0.39062</text:p>
          </table:table-cell>
          <table:table-cell office:value-type="float" office:value="0.411657">
            <text:p>0.411657</text:p>
          </table:table-cell>
          <table:table-cell office:value-type="float" office:value="0.466154">
            <text:p>0.466154</text:p>
          </table:table-cell>
          <table:table-cell office:value-type="float" office:value="15.829869">
            <text:p>15.829869</text:p>
          </table:table-cell>
          <table:table-cell office:value-type="float" office:value="42.241397">
            <text:p>42.241397</text:p>
          </table:table-cell>
          <table:table-cell office:value-type="float" office:value="65.383453">
            <text:p>65.383453</text:p>
          </table:table-cell>
          <table:table-cell office:value-type="float" office:value="97.172006">
            <text:p>97.172006</text:p>
          </table:table-cell>
          <table:table-cell table:number-columns-repeated="3"/>
        </table:table-row>
        <table:table-row table:style-name="ro2">
          <table:table-cell office:value-type="float" office:value="681292">
            <text:p>681292</text:p>
          </table:table-cell>
          <table:table-cell office:value-type="float" office:value="0.199264">
            <text:p>0.199264</text:p>
          </table:table-cell>
          <table:table-cell office:value-type="float" office:value="0.572463">
            <text:p>0.572463</text:p>
          </table:table-cell>
          <table:table-cell office:value-type="float" office:value="0.606152">
            <text:p>0.606152</text:p>
          </table:table-cell>
          <table:table-cell office:value-type="float" office:value="0.736859">
            <text:p>0.736859</text:p>
          </table:table-cell>
          <table:table-cell office:value-type="float" office:value="24.255376">
            <text:p>24.255376</text:p>
          </table:table-cell>
          <table:table-cell office:value-type="float" office:value="137.571817">
            <text:p>137.571817</text:p>
          </table:table-cell>
          <table:table-cell office:value-type="float" office:value="166.225577">
            <text:p>166.225577</text:p>
          </table:table-cell>
          <table:table-cell office:value-type="float" office:value="287.365968">
            <text:p>287.365968</text:p>
          </table:table-cell>
          <table:table-cell table:number-columns-repeated="3"/>
        </table:table-row>
        <table:table-row table:style-name="ro2">
          <table:table-cell office:value-type="float" office:value="1000000">
            <text:p>1000000</text:p>
          </table:table-cell>
          <table:table-cell office:value-type="float" office:value="0.31708">
            <text:p>0.31708</text:p>
          </table:table-cell>
          <table:table-cell office:value-type="float" office:value="0.918113">
            <text:p>0.918113</text:p>
          </table:table-cell>
          <table:table-cell office:value-type="float" office:value="0.886523">
            <text:p>0.886523</text:p>
          </table:table-cell>
          <table:table-cell office:value-type="float" office:value="1.535054">
            <text:p>1.535054</text:p>
          </table:table-cell>
          <table:table-cell office:value-type="float" office:value="34.788412">
            <text:p>34.788412</text:p>
          </table:table-cell>
          <table:table-cell office:value-type="float" office:value="377.939888">
            <text:p>377.939888</text:p>
          </table:table-cell>
          <table:table-cell office:value-type="float" office:value="401.737112">
            <text:p>401.737112</text:p>
          </table:table-cell>
          <table:table-cell office:value-type="float" office:value="733.811477">
            <text:p>733.811477</text:p>
          </table:table-cell>
          <table:table-cell table:number-columns-repeated="3"/>
        </table:table-row>
        <table:table-row table:style-name="ro2">
          <table:table-cell office:value-type="float" office:value="1467799">
            <text:p>1467799</text:p>
          </table:table-cell>
          <table:table-cell office:value-type="float" office:value="0.445242">
            <text:p>0.445242</text:p>
          </table:table-cell>
          <table:table-cell office:value-type="float" office:value="1.357294">
            <text:p>1.357294</text:p>
          </table:table-cell>
          <table:table-cell office:value-type="float" office:value="1.390957">
            <text:p>1.390957</text:p>
          </table:table-cell>
          <table:table-cell office:value-type="float" office:value="2.448238">
            <text:p>2.448238</text:p>
          </table:table-cell>
          <table:table-cell office:value-type="float" office:value="57.301203">
            <text:p>57.301203</text:p>
          </table:table-cell>
          <table:table-cell office:value-type="float" office:value="881.731354">
            <text:p>881.731354</text:p>
          </table:table-cell>
          <table:table-cell table:number-columns-repeated="5"/>
        </table:table-row>
        <table:table-row table:style-name="ro2">
          <table:table-cell office:value-type="float" office:value="2154435">
            <text:p>2154435</text:p>
          </table:table-cell>
          <table:table-cell office:value-type="float" office:value="0.676697">
            <text:p>0.676697</text:p>
          </table:table-cell>
          <table:table-cell office:value-type="float" office:value="2.030225">
            <text:p>2.030225</text:p>
          </table:table-cell>
          <table:table-cell office:value-type="float" office:value="1.986949">
            <text:p>1.986949</text:p>
          </table:table-cell>
          <table:table-cell office:value-type="float" office:value="8.435363">
            <text:p>8.435363</text:p>
          </table:table-cell>
          <table:table-cell office:value-type="float" office:value="83.243316">
            <text:p>83.243316</text:p>
          </table:table-cell>
          <table:table-cell table:number-columns-repeated="6"/>
        </table:table-row>
        <table:table-row table:style-name="ro2">
          <table:table-cell office:value-type="float" office:value="3162278">
            <text:p>3162278</text:p>
          </table:table-cell>
          <table:table-cell office:value-type="float" office:value="1.032812">
            <text:p>1.032812</text:p>
          </table:table-cell>
          <table:table-cell office:value-type="float" office:value="3.193977">
            <text:p>3.193977</text:p>
          </table:table-cell>
          <table:table-cell office:value-type="float" office:value="4.214426">
            <text:p>4.214426</text:p>
          </table:table-cell>
          <table:table-cell office:value-type="float" office:value="6.47567">
            <text:p>6.47567</text:p>
          </table:table-cell>
          <table:table-cell office:value-type="float" office:value="121.054643">
            <text:p>121.054643</text:p>
          </table:table-cell>
          <table:table-cell table:number-columns-repeated="6"/>
        </table:table-row>
        <table:table-row table:style-name="ro2">
          <table:table-cell office:value-type="float" office:value="4641589">
            <text:p>4641589</text:p>
          </table:table-cell>
          <table:table-cell office:value-type="float" office:value="1.487908">
            <text:p>1.487908</text:p>
          </table:table-cell>
          <table:table-cell office:value-type="float" office:value="5.082191">
            <text:p>5.082191</text:p>
          </table:table-cell>
          <table:table-cell office:value-type="float" office:value="7.463059">
            <text:p>7.463059</text:p>
          </table:table-cell>
          <table:table-cell office:value-type="float" office:value="14.592961">
            <text:p>14.592961</text:p>
          </table:table-cell>
          <table:table-cell table:number-columns-repeated="7"/>
        </table:table-row>
        <table:table-row table:style-name="ro2">
          <table:table-cell office:value-type="float" office:value="6812921">
            <text:p>6812921</text:p>
          </table:table-cell>
          <table:table-cell office:value-type="float" office:value="3.141223">
            <text:p>3.141223</text:p>
          </table:table-cell>
          <table:table-cell office:value-type="float" office:value="16.271721">
            <text:p>16.271721</text:p>
          </table:table-cell>
          <table:table-cell office:value-type="float" office:value="23.986481">
            <text:p>23.986481</text:p>
          </table:table-cell>
          <table:table-cell office:value-type="float" office:value="24.019228">
            <text:p>24.019228</text:p>
          </table:table-cell>
          <table:table-cell table:number-columns-repeated="7"/>
        </table:table-row>
        <table:table-row table:style-name="ro2">
          <table:table-cell office:value-type="float" office:value="10000000">
            <text:p>10000000</text:p>
          </table:table-cell>
          <table:table-cell office:value-type="float" office:value="8.011104">
            <text:p>8.011104</text:p>
          </table:table-cell>
          <table:table-cell office:value-type="float" office:value="19.27491">
            <text:p>19.27491</text:p>
          </table:table-cell>
          <table:table-cell office:value-type="float" office:value="42.638175">
            <text:p>42.638175</text:p>
          </table:table-cell>
          <table:table-cell office:value-type="float" office:value="61.382662">
            <text:p>61.382662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8">28/08/2016</text:date>, <text:time>10:32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date>2016-08-28T10:32:43.52</dc:date>
    <meta:editing-duration>P2DT22H12M47S</meta:editing-duration>
    <meta:editing-cycles>3</meta:editing-cycles>
    <meta:document-statistic meta:table-count="1" meta:cell-count="345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ffffff"/>
      <style:text-properties fo:font-size="16pt" fo:font-weight="bold" style:font-size-asian="13pt" style:font-size-complex="13pt"/>
    </style:style>
    <style:style style:name="ch3" style:family="chart">
      <style:graphic-properties draw:fill="solid" draw:fill-color="#ffffff"/>
      <style:text-properties fo:font-size="11pt" style:font-size-asian="11pt" style:font-size-complex="11pt"/>
    </style:style>
    <style:style style:name="ch4" style:family="chart"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tick-marks-minor-inner="true" chart:tick-marks-minor-outer="false" chart:logarithmic="true" chart:min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graphic-properties draw:fill="solid" draw:fill-color="#ffffff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tick-marks-minor-inner="true" chart:tick-marks-minor-outer="false" chart:logarithmic="true" chart:minimum="0.0001" chart:maximum="1000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quar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9.595cm" svg:height="9.538cm" xlink:href=".." xlink:type="simple" chart:class="chart:scatter" chart:style-name="ch1">
        <chart:title svg:x="6.967cm" svg:y="6.805cm" chart:style-name="ch2">
          <text:p>Doubly Linked List Reversal</text:p>
        </chart:title>
        <chart:subtitle svg:x="7.566cm" svg:y="7.654cm" chart:style-name="ch3">
          <text:p>4 GB 64 bit VM, 4 core, Java models</text:p>
        </chart:subtitle>
        <chart:legend svg:x="1.959cm" svg:y="1.051cm" style:legend-expansion="custom" chartooo:width="4.227cm" chartooo:height="3.93cm" style:legend-expansion-aspect-ratio="1.07557251908397" chart:style-name="ch4"/>
        <chart:plot-area chart:style-name="ch5" table:cell-range-address="Sheet1.A3:Sheet1.J39 Sheet1.B1:Sheet1.J1" chart:data-source-has-labels="row" svg:x="0.538cm" svg:y="0.792cm" svg:width="15.154cm" svg:height="8.455cm">
          <chartooo:coordinate-region svg:x="1.821cm" svg:y="1.005cm" svg:width="13.128cm" svg:height="7.569cm"/>
          <chart:axis chart:dimension="x" chart:name="primary-x" chart:style-name="ch6">
            <chart:title svg:x="8.185cm" svg:y="8.725cm" chart:style-name="ch7">
              <text:p>Model Elements</text:p>
            </chart:title>
            <chart:grid chart:style-name="ch8" chart:class="major"/>
          </chart:axis>
          <chart:axis chart:dimension="y" chart:name="primary-y" chart:style-name="ch9">
            <chart:title svg:x="0.41cm" svg:y="4.51cm" chart:style-name="ch7">
              <text:p>Seconds</text:p>
            </chart:title>
            <chart:grid chart:style-name="ch8" chart:class="major"/>
          </chart:axis>
          <chart:series chart:style-name="ch10" chart:values-cell-range-address="Sheet1.J3:Sheet1.J39" chart:label-cell-address="Sheet1.J1:Sheet1.J1" chart:class="chart:scatter">
            <chart:domain table:cell-range-address="Sheet1.A3:Sheet1.A39"/>
            <chart:data-point chart:repeated="37"/>
          </chart:series>
          <chart:series chart:style-name="ch11" chart:values-cell-range-address="Sheet1.I3:Sheet1.I39" chart:label-cell-address="Sheet1.I1:Sheet1.I1" chart:class="chart:scatter">
            <chart:data-point chart:repeated="37"/>
          </chart:series>
          <chart:series chart:style-name="ch12" chart:values-cell-range-address="Sheet1.H3:Sheet1.H39" chart:label-cell-address="Sheet1.H1:Sheet1.H1" chart:class="chart:scatter">
            <chart:data-point chart:repeated="37"/>
          </chart:series>
          <chart:series chart:style-name="ch13" chart:values-cell-range-address="Sheet1.G3:Sheet1.G39" chart:label-cell-address="Sheet1.G1:Sheet1.G1" chart:class="chart:scatter">
            <chart:data-point chart:repeated="37"/>
          </chart:series>
          <chart:series chart:style-name="ch14" chart:values-cell-range-address="Sheet1.F3:Sheet1.F39" chart:label-cell-address="Sheet1.F1:Sheet1.F1" chart:class="chart:scatter">
            <chart:data-point chart:repeated="37"/>
          </chart:series>
          <chart:series chart:style-name="ch15" chart:values-cell-range-address="Sheet1.E3:Sheet1.E39" chart:label-cell-address="Sheet1.E1:Sheet1.E1" chart:class="chart:scatter">
            <chart:data-point chart:repeated="37"/>
          </chart:series>
          <chart:series chart:style-name="ch16" chart:values-cell-range-address="Sheet1.D3:Sheet1.D39" chart:label-cell-address="Sheet1.D1:Sheet1.D1" chart:class="chart:scatter">
            <chart:data-point chart:repeated="37"/>
          </chart:series>
          <chart:series chart:style-name="ch17" chart:values-cell-range-address="Sheet1.C3:Sheet1.C39" chart:label-cell-address="Sheet1.C1:Sheet1.C1" chart:class="chart:scatter">
            <chart:data-point chart:repeated="37"/>
          </chart:series>
          <chart:series chart:style-name="ch18" chart:values-cell-range-address="Sheet1.B3:Sheet1.B39" chart:label-cell-address="Sheet1.B1:Sheet1.B1" chart:class="chart:scatter">
            <chart:data-point chart:repeated="3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psilon</text:p>
                <draw:g>
                  <svg:desc>Sheet1.J1:Sheet1.J1</svg:desc>
                </draw:g>
              </table:table-cell>
              <table:table-cell office:value-type="string">
                <text:p>EMFTVM</text:p>
                <draw:g>
                  <svg:desc>Sheet1.I1:Sheet1.I1</svg:desc>
                </draw:g>
              </table:table-cell>
              <table:table-cell office:value-type="string">
                <text:p>QVTo</text:p>
                <draw:g>
                  <svg:desc>Sheet1.H1:Sheet1.H1</svg:desc>
                </draw:g>
              </table:table-cell>
              <table:table-cell office:value-type="string">
                <text:p>ATL</text:p>
                <draw:g>
                  <svg:desc>Sheet1.G1:Sheet1.G1</svg:desc>
                </draw:g>
              </table:table-cell>
              <table:table-cell office:value-type="string">
                <text:p>QVTc Interpreted</text:p>
                <draw:g>
                  <svg:desc>Sheet1.F1:Sheet1.F1</svg:desc>
                </draw:g>
              </table:table-cell>
              <table:table-cell office:value-type="string">
                <text:p>QVTr CG</text:p>
                <draw:g>
                  <svg:desc>Sheet1.E1:Sheet1.E1</svg:desc>
                </draw:g>
              </table:table-cell>
              <table:table-cell office:value-type="string">
                <text:p>QVTc CG</text:p>
                <draw:g>
                  <svg:desc>Sheet1.D1:Sheet1.D1</svg:desc>
                </draw:g>
              </table:table-cell>
              <table:table-cell office:value-type="string">
                <text:p>EcoreUtil</text:p>
                <draw:g>
                  <svg:desc>Sheet1.C1:Sheet1.C1</svg:desc>
                </draw:g>
              </table:table-cell>
              <table:table-cell office:value-type="string">
                <text:p>Manual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3:Sheet1.A39</svg:desc>
                </draw:g>
              </table:table-cell>
              <table:table-cell office:value-type="float" office:value="0.001727">
                <text:p>0.001727</text:p>
                <draw:g>
                  <svg:desc>Sheet1.J3:Sheet1.J39</svg:desc>
                </draw:g>
              </table:table-cell>
              <table:table-cell office:value-type="float" office:value="0.002064">
                <text:p>0.002064</text:p>
                <draw:g>
                  <svg:desc>Sheet1.I3:Sheet1.I39</svg:desc>
                </draw:g>
              </table:table-cell>
              <table:table-cell office:value-type="float" office:value="0.003928">
                <text:p>0.003928</text:p>
                <draw:g>
                  <svg:desc>Sheet1.H3:Sheet1.H39</svg:desc>
                </draw:g>
              </table:table-cell>
              <table:table-cell office:value-type="float" office:value="0.01782">
                <text:p>0.01782</text:p>
                <draw:g>
                  <svg:desc>Sheet1.G3:Sheet1.G39</svg:desc>
                </draw:g>
              </table:table-cell>
              <table:table-cell office:value-type="float" office:value="0.002103">
                <text:p>0.002103</text:p>
                <draw:g>
                  <svg:desc>Sheet1.F3:Sheet1.F39</svg:desc>
                </draw:g>
              </table:table-cell>
              <table:table-cell office:value-type="float" office:value="0.000454">
                <text:p>0.000454</text:p>
                <draw:g>
                  <svg:desc>Sheet1.E3:Sheet1.E39</svg:desc>
                </draw:g>
              </table:table-cell>
              <table:table-cell office:value-type="float" office:value="0.000521">
                <text:p>0.000521</text:p>
                <draw:g>
                  <svg:desc>Sheet1.D3:Sheet1.D39</svg:desc>
                </draw:g>
              </table:table-cell>
              <table:table-cell office:value-type="float" office:value="0.000628">
                <text:p>0.000628</text:p>
                <draw:g>
                  <svg:desc>Sheet1.C3:Sheet1.C39</svg:desc>
                </draw:g>
              </table:table-cell>
              <table:table-cell office:value-type="float" office:value="0.000078">
                <text:p>0.000078</text:p>
                <draw:g>
                  <svg:desc>Sheet1.B3:Sheet1.B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.002231">
                <text:p>0.002231</text:p>
              </table:table-cell>
              <table:table-cell office:value-type="float" office:value="0.001354">
                <text:p>0.001354</text:p>
              </table:table-cell>
              <table:table-cell office:value-type="float" office:value="0.003475">
                <text:p>0.003475</text:p>
              </table:table-cell>
              <table:table-cell office:value-type="float" office:value="0.012782">
                <text:p>0.012782</text:p>
              </table:table-cell>
              <table:table-cell office:value-type="float" office:value="0.002548">
                <text:p>0.002548</text:p>
              </table:table-cell>
              <table:table-cell office:value-type="float" office:value="0.000237">
                <text:p>0.000237</text:p>
              </table:table-cell>
              <table:table-cell office:value-type="float" office:value="0.000274">
                <text:p>0.000274</text:p>
              </table:table-cell>
              <table:table-cell office:value-type="float" office:value="0.000225">
                <text:p>0.000225</text:p>
              </table:table-cell>
              <table:table-cell office:value-type="float" office:value="0.000054">
                <text:p>0.0000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0.002273">
                <text:p>0.002273</text:p>
              </table:table-cell>
              <table:table-cell office:value-type="float" office:value="0.002251">
                <text:p>0.002251</text:p>
              </table:table-cell>
              <table:table-cell office:value-type="float" office:value="0.002949">
                <text:p>0.002949</text:p>
              </table:table-cell>
              <table:table-cell office:value-type="float" office:value="0.012081">
                <text:p>0.012081</text:p>
              </table:table-cell>
              <table:table-cell office:value-type="float" office:value="0.001782">
                <text:p>0.001782</text:p>
              </table:table-cell>
              <table:table-cell office:value-type="float" office:value="0.000308">
                <text:p>0.000308</text:p>
              </table:table-cell>
              <table:table-cell office:value-type="float" office:value="0.000363">
                <text:p>0.000363</text:p>
              </table:table-cell>
              <table:table-cell office:value-type="float" office:value="0.000327">
                <text:p>0.000327</text:p>
              </table:table-cell>
              <table:table-cell office:value-type="float" office:value="0.000064">
                <text:p>0.0000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">
                <text:p>32</text:p>
              </table:table-cell>
              <table:table-cell office:value-type="float" office:value="0.002069">
                <text:p>0.002069</text:p>
              </table:table-cell>
              <table:table-cell office:value-type="float" office:value="0.001814">
                <text:p>0.001814</text:p>
              </table:table-cell>
              <table:table-cell office:value-type="float" office:value="0.004245">
                <text:p>0.004245</text:p>
              </table:table-cell>
              <table:table-cell office:value-type="float" office:value="0.01143">
                <text:p>0.01143</text:p>
              </table:table-cell>
              <table:table-cell office:value-type="float" office:value="0.003868">
                <text:p>0.003868</text:p>
              </table:table-cell>
              <table:table-cell office:value-type="float" office:value="0.000316">
                <text:p>0.000316</text:p>
              </table:table-cell>
              <table:table-cell office:value-type="float" office:value="0.000337">
                <text:p>0.000337</text:p>
              </table:table-cell>
              <table:table-cell office:value-type="float" office:value="0.000459">
                <text:p>0.000459</text:p>
              </table:table-cell>
              <table:table-cell office:value-type="float" office:value="0.000071">
                <text:p>0.0000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6">
                <text:p>46</text:p>
              </table:table-cell>
              <table:table-cell office:value-type="float" office:value="0.002862">
                <text:p>0.002862</text:p>
              </table:table-cell>
              <table:table-cell office:value-type="float" office:value="0.002007">
                <text:p>0.002007</text:p>
              </table:table-cell>
              <table:table-cell office:value-type="float" office:value="0.005984">
                <text:p>0.005984</text:p>
              </table:table-cell>
              <table:table-cell office:value-type="float" office:value="0.010513">
                <text:p>0.010513</text:p>
              </table:table-cell>
              <table:table-cell office:value-type="float" office:value="0.003427">
                <text:p>0.003427</text:p>
              </table:table-cell>
              <table:table-cell office:value-type="float" office:value="0.000265">
                <text:p>0.000265</text:p>
              </table:table-cell>
              <table:table-cell office:value-type="float" office:value="0.000286">
                <text:p>0.000286</text:p>
              </table:table-cell>
              <table:table-cell office:value-type="float" office:value="0.000449">
                <text:p>0.000449</text:p>
              </table:table-cell>
              <table:table-cell office:value-type="float" office:value="0.000089">
                <text:p>0.0000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8">
                <text:p>68</text:p>
              </table:table-cell>
              <table:table-cell office:value-type="float" office:value="0.004495">
                <text:p>0.004495</text:p>
              </table:table-cell>
              <table:table-cell office:value-type="float" office:value="0.001952">
                <text:p>0.001952</text:p>
              </table:table-cell>
              <table:table-cell office:value-type="float" office:value="0.00542">
                <text:p>0.00542</text:p>
              </table:table-cell>
              <table:table-cell office:value-type="float" office:value="0.013007">
                <text:p>0.013007</text:p>
              </table:table-cell>
              <table:table-cell office:value-type="float" office:value="0.00545">
                <text:p>0.00545</text:p>
              </table:table-cell>
              <table:table-cell office:value-type="float" office:value="0.000301">
                <text:p>0.000301</text:p>
              </table:table-cell>
              <table:table-cell office:value-type="float" office:value="0.000453">
                <text:p>0.000453</text:p>
              </table:table-cell>
              <table:table-cell office:value-type="float" office:value="0.000237">
                <text:p>0.000237</text:p>
              </table:table-cell>
              <table:table-cell office:value-type="float" office:value="0.000108">
                <text:p>0.0001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0.005924">
                <text:p>0.005924</text:p>
              </table:table-cell>
              <table:table-cell office:value-type="float" office:value="0.002579">
                <text:p>0.002579</text:p>
              </table:table-cell>
              <table:table-cell office:value-type="float" office:value="0.007434">
                <text:p>0.007434</text:p>
              </table:table-cell>
              <table:table-cell office:value-type="float" office:value="0.011277">
                <text:p>0.011277</text:p>
              </table:table-cell>
              <table:table-cell office:value-type="float" office:value="0.005419">
                <text:p>0.005419</text:p>
              </table:table-cell>
              <table:table-cell office:value-type="float" office:value="0.000365">
                <text:p>0.000365</text:p>
              </table:table-cell>
              <table:table-cell office:value-type="float" office:value="0.002809">
                <text:p>0.002809</text:p>
              </table:table-cell>
              <table:table-cell office:value-type="float" office:value="0.000323">
                <text:p>0.000323</text:p>
              </table:table-cell>
              <table:table-cell office:value-type="float" office:value="0.000191">
                <text:p>0.0001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7">
                <text:p>147</text:p>
              </table:table-cell>
              <table:table-cell office:value-type="float" office:value="0.007107">
                <text:p>0.007107</text:p>
              </table:table-cell>
              <table:table-cell office:value-type="float" office:value="0.007747">
                <text:p>0.007747</text:p>
              </table:table-cell>
              <table:table-cell office:value-type="float" office:value="0.012813">
                <text:p>0.012813</text:p>
              </table:table-cell>
              <table:table-cell office:value-type="float" office:value="0.010377">
                <text:p>0.010377</text:p>
              </table:table-cell>
              <table:table-cell office:value-type="float" office:value="0.009879">
                <text:p>0.009879</text:p>
              </table:table-cell>
              <table:table-cell office:value-type="float" office:value="0.000857">
                <text:p>0.000857</text:p>
              </table:table-cell>
              <table:table-cell office:value-type="float" office:value="0.001585">
                <text:p>0.001585</text:p>
              </table:table-cell>
              <table:table-cell office:value-type="float" office:value="0.000358">
                <text:p>0.000358</text:p>
              </table:table-cell>
              <table:table-cell office:value-type="float" office:value="0.000273">
                <text:p>0.0002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5">
                <text:p>215</text:p>
              </table:table-cell>
              <table:table-cell office:value-type="float" office:value="0.007354">
                <text:p>0.007354</text:p>
              </table:table-cell>
              <table:table-cell office:value-type="float" office:value="0.006907">
                <text:p>0.006907</text:p>
              </table:table-cell>
              <table:table-cell office:value-type="float" office:value="0.015796">
                <text:p>0.015796</text:p>
              </table:table-cell>
              <table:table-cell office:value-type="float" office:value="0.011953">
                <text:p>0.011953</text:p>
              </table:table-cell>
              <table:table-cell office:value-type="float" office:value="0.009379">
                <text:p>0.009379</text:p>
              </table:table-cell>
              <table:table-cell office:value-type="float" office:value="0.001424">
                <text:p>0.001424</text:p>
              </table:table-cell>
              <table:table-cell office:value-type="float" office:value="0.00125">
                <text:p>0.00125</text:p>
              </table:table-cell>
              <table:table-cell office:value-type="float" office:value="0.000356">
                <text:p>0.000356</text:p>
              </table:table-cell>
              <table:table-cell office:value-type="float" office:value="0.000293">
                <text:p>0.0002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16">
                <text:p>316</text:p>
              </table:table-cell>
              <table:table-cell office:value-type="float" office:value="0.008866">
                <text:p>0.008866</text:p>
              </table:table-cell>
              <table:table-cell office:value-type="float" office:value="0.007028">
                <text:p>0.007028</text:p>
              </table:table-cell>
              <table:table-cell office:value-type="float" office:value="0.019601">
                <text:p>0.019601</text:p>
              </table:table-cell>
              <table:table-cell office:value-type="float" office:value="0.012851">
                <text:p>0.012851</text:p>
              </table:table-cell>
              <table:table-cell office:value-type="float" office:value="0.014308">
                <text:p>0.014308</text:p>
              </table:table-cell>
              <table:table-cell office:value-type="float" office:value="0.000804">
                <text:p>0.000804</text:p>
              </table:table-cell>
              <table:table-cell office:value-type="float" office:value="0.000738">
                <text:p>0.000738</text:p>
              </table:table-cell>
              <table:table-cell office:value-type="float" office:value="0.000446">
                <text:p>0.000446</text:p>
              </table:table-cell>
              <table:table-cell office:value-type="float" office:value="0.000283">
                <text:p>0.0002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64">
                <text:p>464</text:p>
              </table:table-cell>
              <table:table-cell office:value-type="float" office:value="0.015983">
                <text:p>0.015983</text:p>
              </table:table-cell>
              <table:table-cell office:value-type="float" office:value="0.010032">
                <text:p>0.010032</text:p>
              </table:table-cell>
              <table:table-cell office:value-type="float" office:value="0.030483">
                <text:p>0.030483</text:p>
              </table:table-cell>
              <table:table-cell office:value-type="float" office:value="0.018298">
                <text:p>0.018298</text:p>
              </table:table-cell>
              <table:table-cell office:value-type="float" office:value="0.019425">
                <text:p>0.019425</text:p>
              </table:table-cell>
              <table:table-cell office:value-type="float" office:value="0.001047">
                <text:p>0.001047</text:p>
              </table:table-cell>
              <table:table-cell office:value-type="float" office:value="0.000985">
                <text:p>0.000985</text:p>
              </table:table-cell>
              <table:table-cell office:value-type="float" office:value="0.000667">
                <text:p>0.000667</text:p>
              </table:table-cell>
              <table:table-cell office:value-type="float" office:value="0.000419">
                <text:p>0.0004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81">
                <text:p>681</text:p>
              </table:table-cell>
              <table:table-cell office:value-type="float" office:value="0.021371">
                <text:p>0.021371</text:p>
              </table:table-cell>
              <table:table-cell office:value-type="float" office:value="0.012797">
                <text:p>0.012797</text:p>
              </table:table-cell>
              <table:table-cell office:value-type="float" office:value="0.052062">
                <text:p>0.052062</text:p>
              </table:table-cell>
              <table:table-cell office:value-type="float" office:value="0.023748">
                <text:p>0.023748</text:p>
              </table:table-cell>
              <table:table-cell office:value-type="float" office:value="0.027704">
                <text:p>0.027704</text:p>
              </table:table-cell>
              <table:table-cell office:value-type="float" office:value="0.001283">
                <text:p>0.001283</text:p>
              </table:table-cell>
              <table:table-cell office:value-type="float" office:value="0.001632">
                <text:p>0.001632</text:p>
              </table:table-cell>
              <table:table-cell office:value-type="float" office:value="0.000946">
                <text:p>0.000946</text:p>
              </table:table-cell>
              <table:table-cell office:value-type="float" office:value="0.000544">
                <text:p>0.0005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0.015626">
                <text:p>0.015626</text:p>
              </table:table-cell>
              <table:table-cell office:value-type="float" office:value="0.061875">
                <text:p>0.061875</text:p>
              </table:table-cell>
              <table:table-cell office:value-type="float" office:value="0.021512">
                <text:p>0.021512</text:p>
              </table:table-cell>
              <table:table-cell office:value-type="float" office:value="0.044065">
                <text:p>0.044065</text:p>
              </table:table-cell>
              <table:table-cell office:value-type="float" office:value="0.001627">
                <text:p>0.001627</text:p>
              </table:table-cell>
              <table:table-cell office:value-type="float" office:value="0.001723">
                <text:p>0.001723</text:p>
              </table:table-cell>
              <table:table-cell office:value-type="float" office:value="0.001466">
                <text:p>0.001466</text:p>
              </table:table-cell>
              <table:table-cell office:value-type="float" office:value="0.000872">
                <text:p>0.0008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68">
                <text:p>1468</text:p>
              </table:table-cell>
              <table:table-cell office:value-type="float" office:value="NaN">
                <text:p>NaN</text:p>
              </table:table-cell>
              <table:table-cell office:value-type="float" office:value="0.018557">
                <text:p>0.018557</text:p>
              </table:table-cell>
              <table:table-cell office:value-type="float" office:value="0.100434">
                <text:p>0.100434</text:p>
              </table:table-cell>
              <table:table-cell office:value-type="float" office:value="0.027098">
                <text:p>0.027098</text:p>
              </table:table-cell>
              <table:table-cell office:value-type="float" office:value="0.054059">
                <text:p>0.054059</text:p>
              </table:table-cell>
              <table:table-cell office:value-type="float" office:value="0.002075">
                <text:p>0.002075</text:p>
              </table:table-cell>
              <table:table-cell office:value-type="float" office:value="0.001868">
                <text:p>0.001868</text:p>
              </table:table-cell>
              <table:table-cell office:value-type="float" office:value="0.00189">
                <text:p>0.00189</text:p>
              </table:table-cell>
              <table:table-cell office:value-type="float" office:value="0.001235">
                <text:p>0.0012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54">
                <text:p>2154</text:p>
              </table:table-cell>
              <table:table-cell office:value-type="float" office:value="NaN">
                <text:p>NaN</text:p>
              </table:table-cell>
              <table:table-cell office:value-type="float" office:value="0.022414">
                <text:p>0.022414</text:p>
              </table:table-cell>
              <table:table-cell office:value-type="float" office:value="0.147049">
                <text:p>0.147049</text:p>
              </table:table-cell>
              <table:table-cell office:value-type="float" office:value="0.031049">
                <text:p>0.031049</text:p>
              </table:table-cell>
              <table:table-cell office:value-type="float" office:value="0.075785">
                <text:p>0.075785</text:p>
              </table:table-cell>
              <table:table-cell office:value-type="float" office:value="0.002456">
                <text:p>0.002456</text:p>
              </table:table-cell>
              <table:table-cell office:value-type="float" office:value="0.0028">
                <text:p>0.0028</text:p>
              </table:table-cell>
              <table:table-cell office:value-type="float" office:value="0.002537">
                <text:p>0.002537</text:p>
              </table:table-cell>
              <table:table-cell office:value-type="float" office:value="0.00179">
                <text:p>0.001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62">
                <text:p>3162</text:p>
              </table:table-cell>
              <table:table-cell office:value-type="float" office:value="NaN">
                <text:p>NaN</text:p>
              </table:table-cell>
              <table:table-cell office:value-type="float" office:value="0.028903">
                <text:p>0.028903</text:p>
              </table:table-cell>
              <table:table-cell office:value-type="float" office:value="0.166772">
                <text:p>0.166772</text:p>
              </table:table-cell>
              <table:table-cell office:value-type="float" office:value="0.044349">
                <text:p>0.044349</text:p>
              </table:table-cell>
              <table:table-cell office:value-type="float" office:value="0.105504">
                <text:p>0.105504</text:p>
              </table:table-cell>
              <table:table-cell office:value-type="float" office:value="0.003368">
                <text:p>0.003368</text:p>
              </table:table-cell>
              <table:table-cell office:value-type="float" office:value="0.00811">
                <text:p>0.00811</text:p>
              </table:table-cell>
              <table:table-cell office:value-type="float" office:value="0.003946">
                <text:p>0.003946</text:p>
              </table:table-cell>
              <table:table-cell office:value-type="float" office:value="0.002348">
                <text:p>0.0023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42">
                <text:p>4642</text:p>
              </table:table-cell>
              <table:table-cell office:value-type="float" office:value="NaN">
                <text:p>NaN</text:p>
              </table:table-cell>
              <table:table-cell office:value-type="float" office:value="0.043198">
                <text:p>0.043198</text:p>
              </table:table-cell>
              <table:table-cell office:value-type="float" office:value="0.201799">
                <text:p>0.201799</text:p>
              </table:table-cell>
              <table:table-cell office:value-type="float" office:value="0.062006">
                <text:p>0.062006</text:p>
              </table:table-cell>
              <table:table-cell office:value-type="float" office:value="0.152562">
                <text:p>0.152562</text:p>
              </table:table-cell>
              <table:table-cell office:value-type="float" office:value="0.002845">
                <text:p>0.002845</text:p>
              </table:table-cell>
              <table:table-cell office:value-type="float" office:value="0.003635">
                <text:p>0.003635</text:p>
              </table:table-cell>
              <table:table-cell office:value-type="float" office:value="0.004959">
                <text:p>0.004959</text:p>
              </table:table-cell>
              <table:table-cell office:value-type="float" office:value="0.003288">
                <text:p>0.0032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813">
                <text:p>6813</text:p>
              </table:table-cell>
              <table:table-cell office:value-type="float" office:value="NaN">
                <text:p>NaN</text:p>
              </table:table-cell>
              <table:table-cell office:value-type="float" office:value="0.068401">
                <text:p>0.068401</text:p>
              </table:table-cell>
              <table:table-cell office:value-type="float" office:value="0.255587">
                <text:p>0.255587</text:p>
              </table:table-cell>
              <table:table-cell office:value-type="float" office:value="0.096803">
                <text:p>0.096803</text:p>
              </table:table-cell>
              <table:table-cell office:value-type="float" office:value="0.252904">
                <text:p>0.252904</text:p>
              </table:table-cell>
              <table:table-cell office:value-type="float" office:value="0.004343">
                <text:p>0.004343</text:p>
              </table:table-cell>
              <table:table-cell office:value-type="float" office:value="0.004662">
                <text:p>0.004662</text:p>
              </table:table-cell>
              <table:table-cell office:value-type="float" office:value="0.00773">
                <text:p>0.00773</text:p>
              </table:table-cell>
              <table:table-cell office:value-type="float" office:value="0.004713">
                <text:p>0.0047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0.113941">
                <text:p>0.113941</text:p>
              </table:table-cell>
              <table:table-cell office:value-type="float" office:value="0.325311">
                <text:p>0.325311</text:p>
              </table:table-cell>
              <table:table-cell office:value-type="float" office:value="0.130795">
                <text:p>0.130795</text:p>
              </table:table-cell>
              <table:table-cell office:value-type="float" office:value="0.332012">
                <text:p>0.332012</text:p>
              </table:table-cell>
              <table:table-cell office:value-type="float" office:value="0.005299">
                <text:p>0.005299</text:p>
              </table:table-cell>
              <table:table-cell office:value-type="float" office:value="0.006287">
                <text:p>0.006287</text:p>
              </table:table-cell>
              <table:table-cell office:value-type="float" office:value="0.009673">
                <text:p>0.009673</text:p>
              </table:table-cell>
              <table:table-cell office:value-type="float" office:value="0.00611">
                <text:p>0.006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4678">
                <text:p>14678</text:p>
              </table:table-cell>
              <table:table-cell office:value-type="float" office:value="NaN">
                <text:p>NaN</text:p>
              </table:table-cell>
              <table:table-cell office:value-type="float" office:value="0.192371">
                <text:p>0.192371</text:p>
              </table:table-cell>
              <table:table-cell office:value-type="float" office:value="0.439964">
                <text:p>0.439964</text:p>
              </table:table-cell>
              <table:table-cell office:value-type="float" office:value="0.19829">
                <text:p>0.19829</text:p>
              </table:table-cell>
              <table:table-cell office:value-type="float" office:value="0.487267">
                <text:p>0.487267</text:p>
              </table:table-cell>
              <table:table-cell office:value-type="float" office:value="0.008633">
                <text:p>0.008633</text:p>
              </table:table-cell>
              <table:table-cell office:value-type="float" office:value="0.007566">
                <text:p>0.007566</text:p>
              </table:table-cell>
              <table:table-cell office:value-type="float" office:value="0.013675">
                <text:p>0.013675</text:p>
              </table:table-cell>
              <table:table-cell office:value-type="float" office:value="0.007706">
                <text:p>0.0077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544">
                <text:p>21544</text:p>
              </table:table-cell>
              <table:table-cell office:value-type="float" office:value="NaN">
                <text:p>NaN</text:p>
              </table:table-cell>
              <table:table-cell office:value-type="float" office:value="0.33502">
                <text:p>0.33502</text:p>
              </table:table-cell>
              <table:table-cell office:value-type="float" office:value="0.55687">
                <text:p>0.55687</text:p>
              </table:table-cell>
              <table:table-cell office:value-type="float" office:value="0.324438">
                <text:p>0.324438</text:p>
              </table:table-cell>
              <table:table-cell office:value-type="float" office:value="0.713484">
                <text:p>0.713484</text:p>
              </table:table-cell>
              <table:table-cell office:value-type="float" office:value="0.012671">
                <text:p>0.012671</text:p>
              </table:table-cell>
              <table:table-cell office:value-type="float" office:value="0.010761">
                <text:p>0.010761</text:p>
              </table:table-cell>
              <table:table-cell office:value-type="float" office:value="0.02757">
                <text:p>0.02757</text:p>
              </table:table-cell>
              <table:table-cell office:value-type="float" office:value="0.012329">
                <text:p>0.0123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623">
                <text:p>31623</text:p>
              </table:table-cell>
              <table:table-cell office:value-type="float" office:value="NaN">
                <text:p>NaN</text:p>
              </table:table-cell>
              <table:table-cell office:value-type="float" office:value="0.602036">
                <text:p>0.602036</text:p>
              </table:table-cell>
              <table:table-cell office:value-type="float" office:value="0.807043">
                <text:p>0.807043</text:p>
              </table:table-cell>
              <table:table-cell office:value-type="float" office:value="0.565004">
                <text:p>0.565004</text:p>
              </table:table-cell>
              <table:table-cell office:value-type="float" office:value="1.057551">
                <text:p>1.057551</text:p>
              </table:table-cell>
              <table:table-cell office:value-type="float" office:value="0.02165">
                <text:p>0.02165</text:p>
              </table:table-cell>
              <table:table-cell office:value-type="float" office:value="0.017701">
                <text:p>0.017701</text:p>
              </table:table-cell>
              <table:table-cell office:value-type="float" office:value="0.023618">
                <text:p>0.023618</text:p>
              </table:table-cell>
              <table:table-cell office:value-type="float" office:value="0.00939">
                <text:p>0.009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6416">
                <text:p>46416</text:p>
              </table:table-cell>
              <table:table-cell office:value-type="float" office:value="NaN">
                <text:p>NaN</text:p>
              </table:table-cell>
              <table:table-cell office:value-type="float" office:value="1.190487">
                <text:p>1.190487</text:p>
              </table:table-cell>
              <table:table-cell office:value-type="float" office:value="1.287038">
                <text:p>1.287038</text:p>
              </table:table-cell>
              <table:table-cell office:value-type="float" office:value="0.854331">
                <text:p>0.854331</text:p>
              </table:table-cell>
              <table:table-cell office:value-type="float" office:value="1.572054">
                <text:p>1.572054</text:p>
              </table:table-cell>
              <table:table-cell office:value-type="float" office:value="0.032093">
                <text:p>0.032093</text:p>
              </table:table-cell>
              <table:table-cell office:value-type="float" office:value="0.028716">
                <text:p>0.028716</text:p>
              </table:table-cell>
              <table:table-cell office:value-type="float" office:value="0.030923">
                <text:p>0.030923</text:p>
              </table:table-cell>
              <table:table-cell office:value-type="float" office:value="0.016824">
                <text:p>0.0168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129">
                <text:p>68129</text:p>
              </table:table-cell>
              <table:table-cell office:value-type="float" office:value="NaN">
                <text:p>NaN</text:p>
              </table:table-cell>
              <table:table-cell office:value-type="float" office:value="2.428924">
                <text:p>2.428924</text:p>
              </table:table-cell>
              <table:table-cell office:value-type="float" office:value="3.705279">
                <text:p>3.705279</text:p>
              </table:table-cell>
              <table:table-cell office:value-type="float" office:value="1.589156">
                <text:p>1.589156</text:p>
              </table:table-cell>
              <table:table-cell office:value-type="float" office:value="2.326066">
                <text:p>2.326066</text:p>
              </table:table-cell>
              <table:table-cell office:value-type="float" office:value="0.052274">
                <text:p>0.052274</text:p>
              </table:table-cell>
              <table:table-cell office:value-type="float" office:value="0.04465">
                <text:p>0.04465</text:p>
              </table:table-cell>
              <table:table-cell office:value-type="float" office:value="0.058919">
                <text:p>0.058919</text:p>
              </table:table-cell>
              <table:table-cell office:value-type="float" office:value="0.01691">
                <text:p>0.016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00">
                <text:p>100000</text:p>
              </table:table-cell>
              <table:table-cell office:value-type="float" office:value="NaN">
                <text:p>NaN</text:p>
              </table:table-cell>
              <table:table-cell office:value-type="float" office:value="4.860449">
                <text:p>4.860449</text:p>
              </table:table-cell>
              <table:table-cell office:value-type="float" office:value="5.721124">
                <text:p>5.721124</text:p>
              </table:table-cell>
              <table:table-cell office:value-type="float" office:value="2.71216">
                <text:p>2.71216</text:p>
              </table:table-cell>
              <table:table-cell office:value-type="float" office:value="3.355049">
                <text:p>3.355049</text:p>
              </table:table-cell>
              <table:table-cell office:value-type="float" office:value="0.096696">
                <text:p>0.096696</text:p>
              </table:table-cell>
              <table:table-cell office:value-type="float" office:value="0.0738">
                <text:p>0.0738</text:p>
              </table:table-cell>
              <table:table-cell office:value-type="float" office:value="0.07588">
                <text:p>0.07588</text:p>
              </table:table-cell>
              <table:table-cell office:value-type="float" office:value="0.025158">
                <text:p>0.0251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6780">
                <text:p>146780</text:p>
              </table:table-cell>
              <table:table-cell office:value-type="float" office:value="NaN">
                <text:p>NaN</text:p>
              </table:table-cell>
              <table:table-cell office:value-type="float" office:value="11.473005">
                <text:p>11.473005</text:p>
              </table:table-cell>
              <table:table-cell office:value-type="float" office:value="7.460766">
                <text:p>7.460766</text:p>
              </table:table-cell>
              <table:table-cell office:value-type="float" office:value="4.985502">
                <text:p>4.985502</text:p>
              </table:table-cell>
              <table:table-cell office:value-type="float" office:value="5.020766">
                <text:p>5.020766</text:p>
              </table:table-cell>
              <table:table-cell office:value-type="float" office:value="0.131274">
                <text:p>0.131274</text:p>
              </table:table-cell>
              <table:table-cell office:value-type="float" office:value="0.11076">
                <text:p>0.11076</text:p>
              </table:table-cell>
              <table:table-cell office:value-type="float" office:value="0.121006">
                <text:p>0.121006</text:p>
              </table:table-cell>
              <table:table-cell office:value-type="float" office:value="0.038561">
                <text:p>0.0385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15443">
                <text:p>215443</text:p>
              </table:table-cell>
              <table:table-cell office:value-type="float" office:value="NaN">
                <text:p>NaN</text:p>
              </table:table-cell>
              <table:table-cell office:value-type="float" office:value="20.876081">
                <text:p>20.876081</text:p>
              </table:table-cell>
              <table:table-cell office:value-type="float" office:value="15.6737">
                <text:p>15.6737</text:p>
              </table:table-cell>
              <table:table-cell office:value-type="float" office:value="11.637983">
                <text:p>11.637983</text:p>
              </table:table-cell>
              <table:table-cell office:value-type="float" office:value="7.283819">
                <text:p>7.283819</text:p>
              </table:table-cell>
              <table:table-cell office:value-type="float" office:value="0.218555">
                <text:p>0.218555</text:p>
              </table:table-cell>
              <table:table-cell office:value-type="float" office:value="0.170124">
                <text:p>0.170124</text:p>
              </table:table-cell>
              <table:table-cell office:value-type="float" office:value="0.194049">
                <text:p>0.194049</text:p>
              </table:table-cell>
              <table:table-cell office:value-type="float" office:value="0.057965">
                <text:p>0.0579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6228">
                <text:p>316228</text:p>
              </table:table-cell>
              <table:table-cell office:value-type="float" office:value="NaN">
                <text:p>NaN</text:p>
              </table:table-cell>
              <table:table-cell office:value-type="float" office:value="43.647774">
                <text:p>43.647774</text:p>
              </table:table-cell>
              <table:table-cell office:value-type="float" office:value="29.277031">
                <text:p>29.277031</text:p>
              </table:table-cell>
              <table:table-cell office:value-type="float" office:value="19.070443">
                <text:p>19.070443</text:p>
              </table:table-cell>
              <table:table-cell office:value-type="float" office:value="11.469196">
                <text:p>11.469196</text:p>
              </table:table-cell>
              <table:table-cell office:value-type="float" office:value="0.319318">
                <text:p>0.319318</text:p>
              </table:table-cell>
              <table:table-cell office:value-type="float" office:value="0.291255">
                <text:p>0.291255</text:p>
              </table:table-cell>
              <table:table-cell office:value-type="float" office:value="0.280898">
                <text:p>0.280898</text:p>
              </table:table-cell>
              <table:table-cell office:value-type="float" office:value="0.088441">
                <text:p>0.0884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64159">
                <text:p>464159</text:p>
              </table:table-cell>
              <table:table-cell office:value-type="float" office:value="NaN">
                <text:p>NaN</text:p>
              </table:table-cell>
              <table:table-cell office:value-type="float" office:value="97.172006">
                <text:p>97.172006</text:p>
              </table:table-cell>
              <table:table-cell office:value-type="float" office:value="65.383453">
                <text:p>65.383453</text:p>
              </table:table-cell>
              <table:table-cell office:value-type="float" office:value="42.241397">
                <text:p>42.241397</text:p>
              </table:table-cell>
              <table:table-cell office:value-type="float" office:value="15.829869">
                <text:p>15.829869</text:p>
              </table:table-cell>
              <table:table-cell office:value-type="float" office:value="0.466154">
                <text:p>0.466154</text:p>
              </table:table-cell>
              <table:table-cell office:value-type="float" office:value="0.411657">
                <text:p>0.411657</text:p>
              </table:table-cell>
              <table:table-cell office:value-type="float" office:value="0.39062">
                <text:p>0.39062</text:p>
              </table:table-cell>
              <table:table-cell office:value-type="float" office:value="0.159333">
                <text:p>0.159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1292">
                <text:p>681292</text:p>
              </table:table-cell>
              <table:table-cell office:value-type="float" office:value="NaN">
                <text:p>NaN</text:p>
              </table:table-cell>
              <table:table-cell office:value-type="float" office:value="287.365968">
                <text:p>287.365968</text:p>
              </table:table-cell>
              <table:table-cell office:value-type="float" office:value="166.225577">
                <text:p>166.225577</text:p>
              </table:table-cell>
              <table:table-cell office:value-type="float" office:value="137.571817">
                <text:p>137.571817</text:p>
              </table:table-cell>
              <table:table-cell office:value-type="float" office:value="24.255376">
                <text:p>24.255376</text:p>
              </table:table-cell>
              <table:table-cell office:value-type="float" office:value="0.736859">
                <text:p>0.736859</text:p>
              </table:table-cell>
              <table:table-cell office:value-type="float" office:value="0.606152">
                <text:p>0.606152</text:p>
              </table:table-cell>
              <table:table-cell office:value-type="float" office:value="0.572463">
                <text:p>0.572463</text:p>
              </table:table-cell>
              <table:table-cell office:value-type="float" office:value="0.199264">
                <text:p>0.1992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733.811477">
                <text:p>733.811477</text:p>
              </table:table-cell>
              <table:table-cell office:value-type="float" office:value="401.737112">
                <text:p>401.737112</text:p>
              </table:table-cell>
              <table:table-cell office:value-type="float" office:value="377.939888">
                <text:p>377.939888</text:p>
              </table:table-cell>
              <table:table-cell office:value-type="float" office:value="34.788412">
                <text:p>34.788412</text:p>
              </table:table-cell>
              <table:table-cell office:value-type="float" office:value="1.535054">
                <text:p>1.535054</text:p>
              </table:table-cell>
              <table:table-cell office:value-type="float" office:value="0.886523">
                <text:p>0.886523</text:p>
              </table:table-cell>
              <table:table-cell office:value-type="float" office:value="0.918113">
                <text:p>0.918113</text:p>
              </table:table-cell>
              <table:table-cell office:value-type="float" office:value="0.31708">
                <text:p>0.317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67799">
                <text:p>1467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81.731354">
                <text:p>881.731354</text:p>
              </table:table-cell>
              <table:table-cell office:value-type="float" office:value="57.301203">
                <text:p>57.301203</text:p>
              </table:table-cell>
              <table:table-cell office:value-type="float" office:value="2.448238">
                <text:p>2.448238</text:p>
              </table:table-cell>
              <table:table-cell office:value-type="float" office:value="1.390957">
                <text:p>1.390957</text:p>
              </table:table-cell>
              <table:table-cell office:value-type="float" office:value="1.357294">
                <text:p>1.357294</text:p>
              </table:table-cell>
              <table:table-cell office:value-type="float" office:value="0.445242">
                <text:p>0.4452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54435">
                <text:p>2154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243316">
                <text:p>83.243316</text:p>
              </table:table-cell>
              <table:table-cell office:value-type="float" office:value="8.435363">
                <text:p>8.435363</text:p>
              </table:table-cell>
              <table:table-cell office:value-type="float" office:value="1.986949">
                <text:p>1.986949</text:p>
              </table:table-cell>
              <table:table-cell office:value-type="float" office:value="2.030225">
                <text:p>2.030225</text:p>
              </table:table-cell>
              <table:table-cell office:value-type="float" office:value="0.676697">
                <text:p>0.6766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62278">
                <text:p>3162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.054643">
                <text:p>121.054643</text:p>
              </table:table-cell>
              <table:table-cell office:value-type="float" office:value="6.47567">
                <text:p>6.47567</text:p>
              </table:table-cell>
              <table:table-cell office:value-type="float" office:value="4.214426">
                <text:p>4.214426</text:p>
              </table:table-cell>
              <table:table-cell office:value-type="float" office:value="3.193977">
                <text:p>3.193977</text:p>
              </table:table-cell>
              <table:table-cell office:value-type="float" office:value="1.032812">
                <text:p>1.0328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641589">
                <text:p>4641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.592961">
                <text:p>14.592961</text:p>
              </table:table-cell>
              <table:table-cell office:value-type="float" office:value="7.463059">
                <text:p>7.463059</text:p>
              </table:table-cell>
              <table:table-cell office:value-type="float" office:value="5.082191">
                <text:p>5.082191</text:p>
              </table:table-cell>
              <table:table-cell office:value-type="float" office:value="1.487908">
                <text:p>1.4879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812921">
                <text:p>6812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.019228">
                <text:p>24.019228</text:p>
              </table:table-cell>
              <table:table-cell office:value-type="float" office:value="23.986481">
                <text:p>23.986481</text:p>
              </table:table-cell>
              <table:table-cell office:value-type="float" office:value="16.271721">
                <text:p>16.271721</text:p>
              </table:table-cell>
              <table:table-cell office:value-type="float" office:value="3.141223">
                <text:p>3.1412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0000">
                <text:p>10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.382662">
                <text:p>61.382662</text:p>
              </table:table-cell>
              <table:table-cell office:value-type="float" office:value="42.638175">
                <text:p>42.638175</text:p>
              </table:table-cell>
              <table:table-cell office:value-type="float" office:value="19.27491">
                <text:p>19.27491</text:p>
              </table:table-cell>
              <table:table-cell office:value-type="float" office:value="8.011104">
                <text:p>8.0111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